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ss3t="http://www.w3.org/TR/css3-text/" xmlns:calcext="urn:org:documentfoundation:names:experimental:calc:xmlns:calcext:1.0" xmlns:loext="urn:org:documentfoundation:names:experimental:office:xmlns:loext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52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3.637cm"/>
    </style:style>
    <style:style style:name="co6" style:family="table-column">
      <style:table-column-properties fo:break-before="auto" style:column-width="6.228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vertical-align="middle"/>
      <style:text-properties fo:color="#666666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vertical-align="middle"/>
      <style:text-properties fo:color="#cc00cc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00">
      <style:table-cell-properties style:vertical-align="middle"/>
    </style:style>
    <style:style style:name="ce15" style:family="table-cell" style:parent-style-name="Default" style:data-style-name="N10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0">
      <style:table-cell-properties style:vertical-align="middle"/>
      <style:text-properties fo:color="#ff3333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00">
      <style:table-cell-properties style:vertical-align="middle"/>
      <style:text-properties fo:color="#6666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0">
      <style:table-cell-properties style:vertical-align="middle"/>
      <style:text-properties fo:color="#00cc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00">
      <style:table-cell-properties style:vertical-align="middle"/>
      <style:text-properties fo:color="#cc99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0">
      <style:table-cell-properties style:vertical-align="middle"/>
      <style:text-properties fo:color="#ff3300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0">
      <style:table-cell-properties style:vertical-align="middle"/>
      <style:text-properties fo:color="#6600cc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able-cell-properties style:vertical-align="middle"/>
      <style:text-properties fo:color="#006600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00">
      <style:table-cell-properties style:vertical-align="middle"/>
      <style:text-properties fo:color="#666666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0">
      <style:table-cell-properties style:vertical-align="middle"/>
      <style:text-properties fo:color="#cc00cc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0"/>
    <style:style style:name="ce27" style:family="table-cell" style:parent-style-name="Default">
      <style:table-cell-properties style:vertical-align="middle"/>
      <style:text-properties fo:color="#ff3333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vertical-align="middle"/>
      <style:text-properties fo:color="#ff3333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ff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cc00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9900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3300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00cc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6600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vertical-align="middle"/>
      <style:text-properties fo:color="#6666ff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00cc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6666ff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00cc00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cc9900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ff33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vertical-align="middle"/>
      <style:text-properties fo:color="#00cc00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6600cc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006600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666666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cc00cc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style:vertical-align="middle"/>
      <style:text-properties fo:color="#ff3333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vertical-align="middle"/>
      <style:text-properties fo:color="#cc99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vertical-align="middle"/>
      <style:text-properties fo:color="#ff33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vertical-align="middle"/>
      <style:text-properties fo:color="#6600cc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vertical-align="middle"/>
      <style:text-properties fo:color="#006600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position="sub 58%" fo:font-size="10pt" style:font-size-asian="10pt" style:font-size-complex="10pt"/>
    </style:style>
    <style:style style:name="T2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position="super 58%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sub 58%"/>
    </style:style>
    <style:style style:name="T5" style:family="text">
      <style:text-properties style:text-position="super 58%"/>
    </style:style>
  </office:automatic-styles>
  <office:body>
    <office:spreadsheet>
      <table:table table:name="Nom_Prenom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2.5" calcext:value-type="float">
            <text:p>2,5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lbeoch_Ewen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1.75" calcext:value-type="float">
            <text:p>11,7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5" calcext:value-type="float">
            <text:p>2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xcep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0.5" calcext:value-type="float">
            <text:p>0,5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.5" calcext:value-type="float">
            <text:p>0,5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1" calcext:value-type="float">
            <text:p>1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.25" calcext:value-type="float">
            <text:p>1,25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5" calcext:value-type="float">
            <text:p>0,5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jerbi_Iliès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>
            <text:p>Pts max.</text:p>
          </table:table-cell>
          <table:table-cell table:style-name="ce29" office:value-type="string">
            <text:p>Pts à rentrer</text:p>
          </table:table-cell>
          <table:table-cell table:style-name="ce1"/>
          <table:table-cell table:style-name="ce27" office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4.25">
            <text:p>4,2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>
            <text:p>sous-total sur</text:p>
          </table:table-cell>
          <table:table-cell table:style-name="ce30" office:value-type="float" office:value="4.5">
            <text:p>4,5</text:p>
          </table:table-cell>
          <table:table-cell table:style-name="ce43" table:formula="of:=[.G6]+[.G7]+[.G8]+[.G9]" office:value-type="float" office:value="4.25">
            <text:p>4,2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.75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>
            <text:p>2</text:p>
          </table:table-cell>
          <table:table-cell table:style-name="ce44" office:value-type="float" office:value="2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>
            <text:p>sous-total sur</text:p>
          </table:table-cell>
          <table:table-cell table:style-name="ce31" office:value-type="float" office:value="0.5">
            <text:p>0,5</text:p>
          </table:table-cell>
          <table:table-cell table:style-name="ce45" table:formula="of:=[.G12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>
            <text:p>sous-total sur</text:p>
          </table:table-cell>
          <table:table-cell table:style-name="ce32" office:value-type="float" office:value="0.5">
            <text:p>0,5</text:p>
          </table:table-cell>
          <table:table-cell table:style-name="ce46" table:formula="of:=[.G15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>
            <text:p>sous-total sur</text:p>
          </table:table-cell>
          <table:table-cell table:style-name="ce33" office:value-type="float" office:value="0.5">
            <text:p>0,5</text:p>
          </table:table-cell>
          <table:table-cell table:style-name="ce47" table:formula="of:=[.G18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sous-total sur</text:p>
          </table:table-cell>
          <table:table-cell table:style-name="ce34" office:value-type="float" office:value="0.5">
            <text:p>0,5</text:p>
          </table:table-cell>
          <table:table-cell table:style-name="ce48" table:formula="of:=[.G21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>
            <text:p>sous-total sur</text:p>
          </table:table-cell>
          <table:table-cell table:style-name="ce35" office:value-type="float" office:value="0.5">
            <text:p>0,5</text:p>
          </table:table-cell>
          <table:table-cell table:style-name="ce49" table:formula="of:=[.G24]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>
            <text:p>sous-total sur</text:p>
          </table:table-cell>
          <table:table-cell table:style-name="ce36" office:value-type="float" office:value="2">
            <text:p>2</text:p>
          </table:table-cell>
          <table:table-cell table:style-name="ce50" table:formula="of:=[.G27]+[.G28]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boucle infini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>
            <text:p>sous-total sur</text:p>
          </table:table-cell>
          <table:table-cell table:style-name="ce37" office:value-type="float" office:value="2">
            <text:p>2</text:p>
          </table:table-cell>
          <table:table-cell table:style-name="ce51" table:formula="of:=[.G31]" office:value-type="float" office:value="0">
            <text:p>0,00</text:p>
          </table:table-cell>
          <table:table-cell table:style-name="ce1" office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>
            <text:p>2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>
            <text:p>sous-total sur</text:p>
          </table:table-cell>
          <table:table-cell table:style-name="ce38" office:value-type="float" office:value="1">
            <text:p>1</text:p>
          </table:table-cell>
          <table:table-cell table:style-name="ce52" table:formula="of:=[.G34]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1 seule expérience !?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>
            <text:p>sous-total sur</text:p>
          </table:table-cell>
          <table:table-cell table:style-name="ce31" office:value-type="float" office:value="1">
            <text:p>1</text:p>
          </table:table-cell>
          <table:table-cell table:style-name="ce45" table:formula="of:=[.G37]+[.G38]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résultat aberr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>
            <text:p>sous-total sur</text:p>
          </table:table-cell>
          <table:table-cell table:style-name="ce32" office:value-type="float" office:value="3">
            <text:p>3</text:p>
          </table:table-cell>
          <table:table-cell table:style-name="ce46" table:formula="of:=[.G41]+[.G42]+[.G43]+[.G44]" office:value-type="float" office:value="0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résultat aberrant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résultat aberrant</text:p>
          </table:table-cell>
          <table:table-cell table:style-name="ce1" table:number-columns-repeated="1016"/>
        </table:table-row>
        <table:table-row table:style-name="ro6">
          <table:table-cell table:style-name="ce1"/>
          <table:table-cell table:style-name="ce14" office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 calcul, aucun commentaire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>
            <text:p>sous-total sur</text:p>
          </table:table-cell>
          <table:table-cell table:style-name="ce33" office:value-type="float" office:value="3">
            <text:p>3</text:p>
          </table:table-cell>
          <table:table-cell table:style-name="ce47" table:formula="of:=[.G47]+[.G48]+[.G49]+[.G50]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impossible à évaluer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impossible à évaluer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sous-total sur</text:p>
          </table:table-cell>
          <table:table-cell table:style-name="ce34" office:value-type="float" office:value="1">
            <text:p>1</text:p>
          </table:table-cell>
          <table:table-cell table:style-name="ce48" table:formula="of:=[.G53]+[.G54]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résultat aberr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 calcul, aucun commentaire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>
            <text:p>sous-total sur</text:p>
          </table:table-cell>
          <table:table-cell table:style-name="ce40" office:value-type="float" office:value="0">
            <text:p>0</text:p>
          </table:table-cell>
          <table:table-cell table:style-name="ce54" table:formula="of:=[.G58]+[.G59]" office:value-type="float" office:value="-2">
            <text:p>-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>
            <text:p>0</text:p>
          </table:table-cell>
          <table:table-cell table:style-name="ce44" office:value-type="float" office:value="-2">
            <text:p>-2,00</text:p>
          </table:table-cell>
          <table:table-cell table:style-name="ce1" office:value-type="string">
            <text:p>TP Planification rendu en retard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>
            <text:p>0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1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lgon_Lucas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1.25" calcext:value-type="float">
            <text:p>11,2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25" calcext:value-type="float">
            <text:p>2,2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résultats incompréhensible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office:value-type="string" calcext:value-type="string">
            <text:p>constante aberrant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onstante aberrant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incompréhensibl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onstante aberrante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uault--Lamour_Camille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1.25" calcext:value-type="float">
            <text:p>11,2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5" calcext:value-type="float">
            <text:p>2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xcep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pt/n2 = 0 impossibl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office:value-type="string" calcext:value-type="string">
            <text:p>pas convainc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incorrect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incorrect</text:p>
          </table:table-cell>
          <table:table-cell table:style-name="ce1" table:number-columns-repeated="1016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mauvais cpt/n2 (parfois négatif !)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mauvais calcul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icquello_Clemence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0.25" calcext:value-type="float">
            <text:p>10,2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5" calcext:value-type="float">
            <text:p>2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xcep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0.5" calcext:value-type="float">
            <text:p>0,5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pt/n2 = 0 !!?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StackOverflowError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alcul erroné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alcul erroné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.25" calcext:value-type="float">
            <text:p>1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office:value-type="string" calcext:value-type="string">
            <text:p>1 seule expérience !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pt/n2 = 0 !!?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MAITRE_Briac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0.5" calcext:value-type="float">
            <text:p>10,5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5" calcext:value-type="float">
            <text:p>2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pt/n2 négatif !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" calcext:value-type="float">
            <text:p>1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pt/n2 négatif !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sieu_Malo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4" calcext:value-type="float">
            <text:p>14,0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3.5" calcext:value-type="float">
            <text:p>3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1" calcext:value-type="float">
            <text:p>1,00</text:p>
          </table:table-cell>
          <table:table-cell table:style-name="ce1" office:value-type="string" calcext:value-type="string">
            <text:p>4 warning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xcep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alcul erroné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" calcext:value-type="float">
            <text:p>1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5" calcext:value-type="float">
            <text:p>0,5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djedoub_Achraf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>
            <text:p>Pts max.</text:p>
          </table:table-cell>
          <table:table-cell table:style-name="ce29" office:value-type="string">
            <text:p>Pts à rentrer</text:p>
          </table:table-cell>
          <table:table-cell table:style-name="ce1"/>
          <table:table-cell table:style-name="ce27" office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8">
            <text:p>8,0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>
            <text:p>sous-total sur</text:p>
          </table:table-cell>
          <table:table-cell table:style-name="ce30" office:value-type="float" office:value="4.5">
            <text:p>4,5</text:p>
          </table:table-cell>
          <table:table-cell table:style-name="ce43" table:formula="of:=[.G6]+[.G7]+[.G8]+[.G9]" office:value-type="float" office:value="1.5">
            <text:p>1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mauvais nom classe</text:p>
          </table:table-cell>
          <table:table-cell table:style-name="ce1" table:number-columns-repeated="1016"/>
        </table:table-row>
        <table:table-row table:style-name="ro5">
          <table:table-cell table:style-name="ce1"/>
          <table:table-cell table:style-name="ce14" office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.5">
            <text:p>0,50</text:p>
          </table:table-cell>
          <table:table-cell table:style-name="ce1" office:value-type="string">
            <text:p>javaDoc à l'intérieur de la méthode !</text:p>
          </table:table-cell>
          <table:table-cell table:style-name="ce1" table:number-columns-repeated="1016"/>
        </table:table-row>
        <table:table-row table:style-name="ro4">
          <table:table-cell table:style-name="ce1"/>
          <table:table-cell table:style-name="ce14" office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>
            <text:p>2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>
            <text:p>sous-total sur</text:p>
          </table:table-cell>
          <table:table-cell table:style-name="ce31" office:value-type="float" office:value="0.5">
            <text:p>0,5</text:p>
          </table:table-cell>
          <table:table-cell table:style-name="ce45" table:formula="of:=[.G12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>
            <text:p>sous-total sur</text:p>
          </table:table-cell>
          <table:table-cell table:style-name="ce32" office:value-type="float" office:value="0.5">
            <text:p>0,5</text:p>
          </table:table-cell>
          <table:table-cell table:style-name="ce46" table:formula="of:=[.G15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>
            <text:p>sous-total sur</text:p>
          </table:table-cell>
          <table:table-cell table:style-name="ce33" office:value-type="float" office:value="0.5">
            <text:p>0,5</text:p>
          </table:table-cell>
          <table:table-cell table:style-name="ce47" table:formula="of:=[.G18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sous-total sur</text:p>
          </table:table-cell>
          <table:table-cell table:style-name="ce34" office:value-type="float" office:value="0.5">
            <text:p>0,5</text:p>
          </table:table-cell>
          <table:table-cell table:style-name="ce48" table:formula="of:=[.G21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>
            <text:p>sous-total sur</text:p>
          </table:table-cell>
          <table:table-cell table:style-name="ce35" office:value-type="float" office:value="0.5">
            <text:p>0,5</text:p>
          </table:table-cell>
          <table:table-cell table:style-name="ce49" table:formula="of:=[.G24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>
            <text:p>sous-total sur</text:p>
          </table:table-cell>
          <table:table-cell table:style-name="ce36" office:value-type="float" office:value="2">
            <text:p>2</text:p>
          </table:table-cell>
          <table:table-cell table:style-name="ce50" table:formula="of:=[.G27]+[.G28]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excep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>
            <text:p>sous-total sur</text:p>
          </table:table-cell>
          <table:table-cell table:style-name="ce37" office:value-type="float" office:value="2">
            <text:p>2</text:p>
          </table:table-cell>
          <table:table-cell table:style-name="ce51" table:formula="of:=[.G31]" office:value-type="float" office:value="2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>
            <text:p>2</text:p>
          </table:table-cell>
          <table:table-cell table:style-name="ce44" office:value-type="float" office:value="2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>
            <text:p>sous-total sur</text:p>
          </table:table-cell>
          <table:table-cell table:style-name="ce38" office:value-type="float" office:value="1">
            <text:p>1</text:p>
          </table:table-cell>
          <table:table-cell table:style-name="ce52" table:formula="of:=[.G34]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>
            <text:p>sous-total sur</text:p>
          </table:table-cell>
          <table:table-cell table:style-name="ce31" office:value-type="float" office:value="1">
            <text:p>1</text:p>
          </table:table-cell>
          <table:table-cell table:style-name="ce45" table:formula="of:=[.G37]+[.G38]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cpt/n2 = 0 !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calcul erroné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>
            <text:p>sous-total sur</text:p>
          </table:table-cell>
          <table:table-cell table:style-name="ce32" office:value-type="float" office:value="3">
            <text:p>3</text:p>
          </table:table-cell>
          <table:table-cell table:style-name="ce46" table:formula="of:=[.G41]+[.G42]+[.G43]+[.G44]" office:value-type="float" office:value="1">
            <text:p>1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efficacité = 0 !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efficacité = 0 !</text:p>
          </table:table-cell>
          <table:table-cell table:style-name="ce1" table:number-columns-repeated="1016"/>
        </table:table-row>
        <table:table-row table:style-name="ro6">
          <table:table-cell table:style-name="ce1"/>
          <table:table-cell table:style-name="ce14" office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>
            <text:p>sous-total sur</text:p>
          </table:table-cell>
          <table:table-cell table:style-name="ce33" office:value-type="float" office:value="3">
            <text:p>3</text:p>
          </table:table-cell>
          <table:table-cell table:style-name="ce47" table:formula="of:=[.G47]+[.G48]+[.G49]+[.G50]" office:value-type="float" office:value="1">
            <text:p>1,00</text:p>
          </table:table-cell>
          <table:table-cell table:style-name="ce1" office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/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/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sous-total sur</text:p>
          </table:table-cell>
          <table:table-cell table:style-name="ce34" office:value-type="float" office:value="1">
            <text:p>1</text:p>
          </table:table-cell>
          <table:table-cell table:style-name="ce48" table:formula="of:=[.G53]+[.G54]" office:value-type="float" office:value="0">
            <text:p>0,00</text:p>
          </table:table-cell>
          <table:table-cell table:style-name="ce1" office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calcul erroné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>
            <text:p>sous-total sur</text:p>
          </table:table-cell>
          <table:table-cell table:style-name="ce40" office:value-type="float" office:value="0">
            <text:p>0</text:p>
          </table:table-cell>
          <table:table-cell table:style-name="ce54" table:formula="of:=[.G58]+[.G59]" office:value-type="float" office:value="-2">
            <text:p>-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>
            <text:p>0</text:p>
          </table:table-cell>
          <table:table-cell table:style-name="ce44" office:value-type="float" office:value="-2">
            <text:p>-2,00</text:p>
          </table:table-cell>
          <table:table-cell table:style-name="ce1" office:value-type="string">
            <text:p>TP SimplesTableau rendu en retard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>
            <text:p>0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1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boussin_Dewi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4.5" calcext:value-type="float">
            <text:p>14,5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5" calcext:value-type="float">
            <text:p>2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" calcext:value-type="float">
            <text:p>0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xcep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bin_Aymeric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2.5" calcext:value-type="float">
            <text:p>12,5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1.75" calcext:value-type="float">
            <text:p>1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ne compile pas</text:p>
          </table:table-cell>
          <table:table-cell table:style-name="ce1" table:number-columns-repeated="1016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xcep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résultats aberrant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VETTE_Matiss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5.5" calcext:value-type="float">
            <text:p>15,5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5" calcext:value-type="float">
            <text:p>2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5" calcext:value-type="float">
            <text:p>0,5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zczepanski_Serge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>
            <text:p>Pts max.</text:p>
          </table:table-cell>
          <table:table-cell table:style-name="ce29" office:value-type="string">
            <text:p>Pts à rentrer</text:p>
          </table:table-cell>
          <table:table-cell table:style-name="ce1"/>
          <table:table-cell table:style-name="ce27" office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4.5">
            <text:p>4,5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>
            <text:p>sous-total sur</text:p>
          </table:table-cell>
          <table:table-cell table:style-name="ce30" office:value-type="float" office:value="4.5">
            <text:p>4,5</text:p>
          </table:table-cell>
          <table:table-cell table:style-name="ce43" table:formula="of:=[.G6]+[.G7]+[.G8]+[.G9]" office:value-type="float" office:value="1.5">
            <text:p>1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ne compile pas</text:p>
          </table:table-cell>
          <table:table-cell table:style-name="ce1" table:number-columns-repeated="1016"/>
        </table:table-row>
        <table:table-row table:style-name="ro5">
          <table:table-cell table:style-name="ce1"/>
          <table:table-cell table:style-name="ce14" office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>
            <text:p>2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>
            <text:p>sous-total sur</text:p>
          </table:table-cell>
          <table:table-cell table:style-name="ce31" office:value-type="float" office:value="0.5">
            <text:p>0,5</text:p>
          </table:table-cell>
          <table:table-cell table:style-name="ce45" table:formula="of:=[.G12]" office:value-type="float" office:value="0">
            <text:p>0,00</text:p>
          </table:table-cell>
          <table:table-cell table:style-name="ce1" office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>
            <text:p>sous-total sur</text:p>
          </table:table-cell>
          <table:table-cell table:style-name="ce32" office:value-type="float" office:value="0.5">
            <text:p>0,5</text:p>
          </table:table-cell>
          <table:table-cell table:style-name="ce46" table:formula="of:=[.G15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>
            <text:p>sous-total sur</text:p>
          </table:table-cell>
          <table:table-cell table:style-name="ce33" office:value-type="float" office:value="0.5">
            <text:p>0,5</text:p>
          </table:table-cell>
          <table:table-cell table:style-name="ce47" table:formula="of:=[.G18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sous-total sur</text:p>
          </table:table-cell>
          <table:table-cell table:style-name="ce34" office:value-type="float" office:value="0.5">
            <text:p>0,5</text:p>
          </table:table-cell>
          <table:table-cell table:style-name="ce48" table:formula="of:=[.G21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>
            <text:p>sous-total sur</text:p>
          </table:table-cell>
          <table:table-cell table:style-name="ce35" office:value-type="float" office:value="0.5">
            <text:p>0,5</text:p>
          </table:table-cell>
          <table:table-cell table:style-name="ce49" table:formula="of:=[.G24]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nombreux bug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>
            <text:p>sous-total sur</text:p>
          </table:table-cell>
          <table:table-cell table:style-name="ce36" office:value-type="float" office:value="2">
            <text:p>2</text:p>
          </table:table-cell>
          <table:table-cell table:style-name="ce50" table:formula="of:=[.G27]+[.G28]" office:value-type="float" office:value="2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>
            <text:p>sous-total sur</text:p>
          </table:table-cell>
          <table:table-cell table:style-name="ce37" office:value-type="float" office:value="2">
            <text:p>2</text:p>
          </table:table-cell>
          <table:table-cell table:style-name="ce51" table:formula="of:=[.G31]" office:value-type="float" office:value="0">
            <text:p>0,00</text:p>
          </table:table-cell>
          <table:table-cell table:style-name="ce1" office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>
            <text:p>2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>
            <text:p>sous-total sur</text:p>
          </table:table-cell>
          <table:table-cell table:style-name="ce38" office:value-type="float" office:value="1">
            <text:p>1</text:p>
          </table:table-cell>
          <table:table-cell table:style-name="ce52" table:formula="of:=[.G34]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>
            <text:p>sous-total sur</text:p>
          </table:table-cell>
          <table:table-cell table:style-name="ce31" office:value-type="float" office:value="1">
            <text:p>1</text:p>
          </table:table-cell>
          <table:table-cell table:style-name="ce45" table:formula="of:=[.G37]+[.G38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document illisibl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>
            <text:p>sous-total sur</text:p>
          </table:table-cell>
          <table:table-cell table:style-name="ce32" office:value-type="float" office:value="3">
            <text:p>3</text:p>
          </table:table-cell>
          <table:table-cell table:style-name="ce46" table:formula="of:=[.G41]+[.G42]+[.G43]+[.G44]" office:value-type="float" office:value="0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bugs triRapide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document illisible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document illisibl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>
            <text:p>sous-total sur</text:p>
          </table:table-cell>
          <table:table-cell table:style-name="ce33" office:value-type="float" office:value="3">
            <text:p>3</text:p>
          </table:table-cell>
          <table:table-cell table:style-name="ce47" table:formula="of:=[.G47]+[.G48]+[.G49]+[.G50]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résultats incompréhensible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document illisibl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document illisibl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sous-total sur</text:p>
          </table:table-cell>
          <table:table-cell table:style-name="ce34" office:value-type="float" office:value="1">
            <text:p>1</text:p>
          </table:table-cell>
          <table:table-cell table:style-name="ce48" table:formula="of:=[.G53]+[.G54]" office:value-type="float" office:value="0">
            <text:p>0,00</text:p>
          </table:table-cell>
          <table:table-cell table:style-name="ce1" office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document illisible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>
            <text:p>sous-total sur</text:p>
          </table:table-cell>
          <table:table-cell table:style-name="ce40" office:value-type="float" office:value="0">
            <text:p>0</text:p>
          </table:table-cell>
          <table:table-cell table:style-name="ce54" table:formula="of:=[.G58]+[.G59]" office:value-type="float" office:value="-2">
            <text:p>-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>
            <text:p>0</text:p>
          </table:table-cell>
          <table:table-cell table:style-name="ce44" office:value-type="float" office:value="-2">
            <text:p>-2,00</text:p>
          </table:table-cell>
          <table:table-cell table:style-name="ce1" office:value-type="string">
            <text:p>TP TrisTableau rendu en retard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>
            <text:p>0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1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ZEL_Ronan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6.75" calcext:value-type="float">
            <text:p>6,7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1.75" calcext:value-type="float">
            <text:p>1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ne compile pas</text:p>
          </table:table-cell>
          <table:table-cell table:style-name="ce1" table:number-columns-repeated="1016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pt/n = 0 !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bugs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rriac_Louis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8.5" calcext:value-type="float">
            <text:p>8,5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" calcext:value-type="float">
            <text:p>0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" calcext:value-type="float">
            <text:p>0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" calcext:value-type="float">
            <text:p>0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" calcext:value-type="float">
            <text:p>0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" calcext:value-type="float">
            <text:p>0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0" calcext:value-type="float">
            <text:p>0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0" calcext:value-type="float">
            <text:p>0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0.5" calcext:value-type="float">
            <text:p>0,5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.75" calcext:value-type="float">
            <text:p>0,75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.25" calcext:value-type="float">
            <text:p>2,25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2.25" calcext:value-type="float">
            <text:p>2,25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75" calcext:value-type="float">
            <text:p>0,75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LLEC_Alan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5.5" calcext:value-type="float">
            <text:p>15,5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25" calcext:value-type="float">
            <text:p>2,2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.25" calcext:value-type="float">
            <text:p>2,25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uffort_Jean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3.25" calcext:value-type="float">
            <text:p>13,2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25" calcext:value-type="float">
            <text:p>2,2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" calcext:value-type="float">
            <text:p>0,00</text:p>
          </table:table-cell>
          <table:table-cell table:style-name="ce1" office:value-type="string" calcext:value-type="string">
            <text:p>inexistant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mauvais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1.5" calcext:value-type="float">
            <text:p>1,50</text:p>
          </table:table-cell>
          <table:table-cell table:style-name="ce1" office:value-type="string" calcext:value-type="string">
            <text:p>inexistante</text:p>
          </table:table-cell>
          <table:table-cell table:style-name="ce1" table:number-columns-repeated="1016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.5" calcext:value-type="float">
            <text:p>1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office:value-type="string" calcext:value-type="string">
            <text:p>calcul très approximatif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alcul erroné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IVILISE_Gauthier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>
            <text:p>Pts max.</text:p>
          </table:table-cell>
          <table:table-cell table:style-name="ce29" office:value-type="string">
            <text:p>Pts à rentrer</text:p>
          </table:table-cell>
          <table:table-cell table:style-name="ce1"/>
          <table:table-cell table:style-name="ce27" office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0">
            <text:p>0,0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>
            <text:p>sous-total sur</text:p>
          </table:table-cell>
          <table:table-cell table:style-name="ce30" office:value-type="float" office:value="4.5">
            <text:p>4,5</text:p>
          </table:table-cell>
          <table:table-cell table:style-name="ce43" table:formula="of:=[.G6]+[.G7]+[.G8]+[.G9]" office:value-type="float" office:value="0">
            <text:p>0,00</text:p>
          </table:table-cell>
          <table:table-cell table:style-name="ce1" table:number-columns-repeated="2"/>
          <table:table-cell table:style-name="ce1" office:value-type="string">
            <text:p>TrisTableau.java inexistant</text:p>
          </table:table-cell>
          <table:table-cell table:style-name="ce1" table:number-columns-repeated="1014"/>
        </table:table-row>
        <table:table-row table:style-name="ro8">
          <table:table-cell table:style-name="ce1"/>
          <table:table-cell table:style-name="ce14" office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>
            <text:p>2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>
            <text:p>sous-total sur</text:p>
          </table:table-cell>
          <table:table-cell table:style-name="ce31" office:value-type="float" office:value="0.5">
            <text:p>0,5</text:p>
          </table:table-cell>
          <table:table-cell table:style-name="ce45" table:formula="of:=[.G12]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>
            <text:p>sous-total sur</text:p>
          </table:table-cell>
          <table:table-cell table:style-name="ce32" office:value-type="float" office:value="0.5">
            <text:p>0,5</text:p>
          </table:table-cell>
          <table:table-cell table:style-name="ce46" table:formula="of:=[.G15]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>
            <text:p>sous-total sur</text:p>
          </table:table-cell>
          <table:table-cell table:style-name="ce33" office:value-type="float" office:value="0.5">
            <text:p>0,5</text:p>
          </table:table-cell>
          <table:table-cell table:style-name="ce47" table:formula="of:=[.G18]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sous-total sur</text:p>
          </table:table-cell>
          <table:table-cell table:style-name="ce34" office:value-type="float" office:value="0.5">
            <text:p>0,5</text:p>
          </table:table-cell>
          <table:table-cell table:style-name="ce48" table:formula="of:=[.G21]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>
            <text:p>sous-total sur</text:p>
          </table:table-cell>
          <table:table-cell table:style-name="ce35" office:value-type="float" office:value="0.5">
            <text:p>0,5</text:p>
          </table:table-cell>
          <table:table-cell table:style-name="ce49" table:formula="of:=[.G24]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>
            <text:p>sous-total sur</text:p>
          </table:table-cell>
          <table:table-cell table:style-name="ce36" office:value-type="float" office:value="2">
            <text:p>2</text:p>
          </table:table-cell>
          <table:table-cell table:style-name="ce50" table:formula="of:=[.G27]+[.G28]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>
            <text:p>sous-total sur</text:p>
          </table:table-cell>
          <table:table-cell table:style-name="ce37" office:value-type="float" office:value="2">
            <text:p>2</text:p>
          </table:table-cell>
          <table:table-cell table:style-name="ce51" table:formula="of:=[.G31]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>
            <text:p>2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>
            <text:p>sous-total sur</text:p>
          </table:table-cell>
          <table:table-cell table:style-name="ce38" office:value-type="float" office:value="1">
            <text:p>1</text:p>
          </table:table-cell>
          <table:table-cell table:style-name="ce52" table:formula="of:=[.G34]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>
            <text:p>sous-total sur</text:p>
          </table:table-cell>
          <table:table-cell table:style-name="ce31" office:value-type="float" office:value="1">
            <text:p>1</text:p>
          </table:table-cell>
          <table:table-cell table:style-name="ce45" table:formula="of:=[.G37]+[.G38]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>
            <text:p>sous-total sur</text:p>
          </table:table-cell>
          <table:table-cell table:style-name="ce32" office:value-type="float" office:value="3">
            <text:p>3</text:p>
          </table:table-cell>
          <table:table-cell table:style-name="ce46" table:formula="of:=[.G41]+[.G42]+[.G43]+[.G44]" office:value-type="float" office:value="0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>
            <text:p>sous-total sur</text:p>
          </table:table-cell>
          <table:table-cell table:style-name="ce33" office:value-type="float" office:value="3">
            <text:p>3</text:p>
          </table:table-cell>
          <table:table-cell table:style-name="ce47" table:formula="of:=[.G47]+[.G48]+[.G49]+[.G50]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sous-total sur</text:p>
          </table:table-cell>
          <table:table-cell table:style-name="ce34" office:value-type="float" office:value="1">
            <text:p>1</text:p>
          </table:table-cell>
          <table:table-cell table:style-name="ce48" table:formula="of:=[.G53]+[.G54]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>
            <text:p>sous-total sur</text:p>
          </table:table-cell>
          <table:table-cell table:style-name="ce40" office:value-type="float" office:value="0">
            <text:p>0</text:p>
          </table:table-cell>
          <table:table-cell table:style-name="ce54" table:formula="of:=[.G58]+[.G59]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>
            <text:p>0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>
            <text:p>0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1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UMARD_Foidjou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9.5" calcext:value-type="float">
            <text:p>9,5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mauvais nom de classe</text:p>
          </table:table-cell>
          <table:table-cell table:style-name="ce1" table:number-columns-repeated="1016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boucle infini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ommentaire, 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ommentaire, aucun calcul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ommentaire, 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ommentaire, 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ommentaire, 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pt/n2 erroné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ommentaire, aucun calcul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rrien_Anatole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0.5" calcext:value-type="float">
            <text:p>10,5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1.5" calcext:value-type="float">
            <text:p>1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e javaDoc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" calcext:value-type="float">
            <text:p>0,00</text:p>
          </table:table-cell>
          <table:table-cell table:style-name="ce1" office:value-type="string" calcext:value-type="string">
            <text:p>inexistant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0" calcext:value-type="float">
            <text:p>0,00</text:p>
          </table:table-cell>
          <table:table-cell table:style-name="ce1" office:value-type="string" calcext:value-type="string">
            <text:p>inexistant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0" calcext:value-type="float">
            <text:p>0,00</text:p>
          </table:table-cell>
          <table:table-cell table:style-name="ce1" office:value-type="string" calcext:value-type="string">
            <text:p>inexistant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.5" calcext:value-type="float">
            <text:p>2,5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.5" calcext:value-type="float">
            <text:p>1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office:value-type="string" calcext:value-type="string">
            <text:p>cpt/n n'est pas correc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sse_Raphael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0.5" calcext:value-type="float">
            <text:p>10,5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25" calcext:value-type="float">
            <text:p>2,2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31 warning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0" calcext:value-type="float">
            <text:p>0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ommentaire, 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ommentaire, aucun calcul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ommentaire, 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ommentaire, 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ommentaire, 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25" calcext:value-type="float">
            <text:p>0,25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ommentaire, aucun calcul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Tyrant_Lenny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0.75" calcext:value-type="float">
            <text:p>10,7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25" calcext:value-type="float">
            <text:p>2,2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xcep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0.5" calcext:value-type="float">
            <text:p>0,5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1.25" calcext:value-type="float">
            <text:p>1,25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résultats incorrects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.75" calcext:value-type="float">
            <text:p>0,75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ain_Maël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2.25" calcext:value-type="float">
            <text:p>12,2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25" calcext:value-type="float">
            <text:p>2,2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xcep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" calcext:value-type="float">
            <text:p>1,00</text:p>
          </table:table-cell>
          <table:table-cell table:style-name="ce1" office:value-type="string" calcext:value-type="string">
            <text:p>tableaux de taille 8 ???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oir_Dorian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" calcext:value-type="float">
            <text:p>1,0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e javaDoc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tes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fichier Comparatif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fichier Comparatif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fichier Comparatif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fichier Comparatif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fichier Comparatif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fichier Comparatif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DE_Alexandre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0" calcext:value-type="float">
            <text:p>10,0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5" calcext:value-type="float">
            <text:p>2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0" calcext:value-type="float">
            <text:p>0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" calcext:value-type="float">
            <text:p>1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5" calcext:value-type="float">
            <text:p>0,5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GER_Guillaume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7.75" calcext:value-type="float">
            <text:p>7,7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25" calcext:value-type="float">
            <text:p>2,2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0" calcext:value-type="float">
            <text:p>0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pt/n2 négatif !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fichier Comparatif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résultats aberrants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fichier Comparatif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fichier Comparatif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fichier Comparatif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fichier Comparatif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fichier Comparatif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usseau_Elouan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9.25" calcext:value-type="float">
            <text:p>9,2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4.25" calcext:value-type="float">
            <text:p>4,2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1.75" calcext:value-type="float">
            <text:p>1,75</text:p>
          </table:table-cell>
          <table:table-cell table:style-name="ce1" office:value-type="string" calcext:value-type="string">
            <text:p>1 erreur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 ds echang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résultats aberrant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résultats aberrants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résultats aberrant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résultats incorrect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16/01/2023</text:date>, <text:time>13:0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8M56S</meta:editing-duration>
    <meta:editing-cycles>356</meta:editing-cycles>
    <meta:generator>OpenOffice/4.1.1$Win32 OpenOffice.org_project/411m6$Build-9775</meta:generator>
    <dc:date>2023-01-16T13:03:04.90</dc:date>
    <dc:creator>JF Kamp</dc:creator>
    <meta:document-statistic meta:table-count="27" meta:cell-count="4126" meta:object-count="0"/>
    <meta:user-defined meta:name="Info 1"/>
    <meta:user-defined meta:name="Info 2"/>
    <meta:user-defined meta:name="Info 3"/>
    <meta:user-defined meta:name="Info 4"/>
  </office:meta>
</office:document-meta>
</file>